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12pt" style:font-size-asian="12pt" style:font-size-complex="12pt"/>
    </style:style>
    <style:style style:name="P3" style:family="paragraph">
      <style:paragraph-properties fo:text-align="center"/>
      <style:text-properties style:font-name="Courier New" fo:font-size="12pt" style:font-size-asian="12pt" style:font-size-complex="12pt"/>
    </style:style>
    <style:style style:name="P4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1.367cm" svg:height="0.66cm" draw:transform="skewX (0.152716309549504) rotate (0.40631264986428) translate (4.93616812441301cm 2.83726466521509cm)" svg:viewBox="0 0 1368 661" svg:d="M0 11c293-78 457 280 733 296l268 108 204 246 163-98">
          <text:p/>
        </draw:path>
        <draw:path draw:style-name="gr1" draw:text-style-name="P1" draw:layer="layout" svg:width="1.396cm" svg:height="0.101cm" svg:x="4.939cm" svg:y="3.543cm" svg:viewBox="0 0 1397 102" svg:d="M0 68c263-82 540 162 787-68l254 34 254 34 102 34">
          <text:p/>
        </draw:path>
        <draw:path draw:style-name="gr1" draw:text-style-name="P1" draw:layer="layout" svg:width="1.396cm" svg:height="0.278cm" svg:x="4.939cm" svg:y="4.073cm" svg:viewBox="0 0 1397 279" svg:d="M0 219c286 133 482-472 745-91l232 151 233-90 187 90">
          <text:p/>
        </draw:path>
        <draw:path draw:style-name="gr1" draw:text-style-name="P1" draw:layer="layout" svg:width="1.396cm" svg:height="0.405cm" svg:x="4.939cm" svg:y="4.65cm" svg:viewBox="0 0 1397 406" svg:d="M0 261c233 4 454-104 698 33 180 101 596 291 564-294l112 326 23 33">
          <text:p/>
        </draw:path>
        <draw:frame draw:style-name="gr2" draw:text-style-name="P2" draw:layer="layout" svg:width="2.018cm" svg:height="0.721cm" svg:x="6.364cm" svg:y="2.54cm">
          <draw:text-box>
            <text:p><text:span text:style-name="T1">Thread 0</text:span></text:p>
          </draw:text-box>
        </draw:frame>
        <draw:frame draw:style-name="gr2" draw:text-style-name="P2" draw:layer="layout" svg:width="2.018cm" svg:height="0.721cm" svg:x="6.375cm" svg:y="3.175cm">
          <draw:text-box>
            <text:p><text:span text:style-name="T1">Thread 1</text:span></text:p>
          </draw:text-box>
        </draw:frame>
        <draw:frame draw:style-name="gr2" draw:text-style-name="P2" draw:layer="layout" svg:width="2.018cm" svg:height="0.721cm" svg:x="6.375cm" svg:y="3.81cm">
          <draw:text-box>
            <text:p><text:span text:style-name="T1">Thread 2</text:span></text:p>
          </draw:text-box>
        </draw:frame>
        <draw:frame draw:style-name="gr2" draw:text-style-name="P2" draw:layer="layout" svg:width="2.018cm" svg:height="0.721cm" svg:x="6.35cm" svg:y="4.445cm">
          <draw:text-box>
            <text:p><text:span text:style-name="T1">Thread 3</text:span></text:p>
          </draw:text-box>
        </draw:frame>
        <draw:path draw:style-name="gr3" draw:text-style-name="P1" draw:layer="layout" svg:width="1.327cm" svg:height="0.353cm" draw:transform="skewX (-0.100356431989674) rotate (0.275762021815104) translate (8.24391987806331cm 2.86794329749853cm)" svg:viewBox="0 0 1328 354" svg:d="M0 30c351-98 694 62 977 222l318 93 33 9">
          <text:p/>
        </draw:path>
        <draw:path draw:style-name="gr3" draw:text-style-name="P1" draw:layer="layout" svg:width="1.396cm" svg:height="0.456cm" svg:x="8.255cm" svg:y="3.454cm" svg:viewBox="0 0 1397 457" svg:d="M0 93c592-460 322 984 831 32l333 158 233-126">
          <text:p/>
        </draw:path>
        <draw:path draw:style-name="gr3" draw:text-style-name="P1" draw:layer="layout" svg:width="0.422cm" svg:height="1.366cm" draw:transform="skewX (0.0567232006898158) rotate (-1.3222614413109) translate (9.54795297567114cm 3.87420713123877cm)" svg:viewBox="0 0 423 1367" svg:d="M0 1310c835 263-240-451 185-773l227-316 11-221">
          <text:p/>
        </draw:path>
        <draw:path draw:style-name="gr3" draw:text-style-name="P1" draw:layer="layout" svg:width="1.287cm" svg:height="0.614cm" draw:transform="skewX (-0.00226892802759266) rotate (0.418879020478639) translate (8.22364459212389cm 4.74051591183647cm)" svg:viewBox="0 0 1288 615" svg:d="M0 77c913-402-378 943 676 158l283 163 270 191 59 26">
          <text:p/>
        </draw:path>
        <draw:custom-shape draw:style-name="gr4" draw:text-style-name="P3" draw:layer="layout" svg:width="2.286cm" svg:height="0.762cm" draw:transform="rotate (1.5707963267949) translate (3.91cm 5.08cm)">
          <text:p text:style-name="P1"><text:span text:style-name="T2">stdi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86cm" svg:height="0.762cm" draw:transform="rotate (1.5707963267949) translate (9.86cm 5.08cm)">
          <text:p text:style-name="P1"><text:span text:style-name="T2">stdout</text:span></text:p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1.367cm" svg:height="0.66cm" draw:transform="skewX (0.152716309549504) rotate (0.40631264986428) translate (4.93616812441301cm 6.73726466521509cm)" svg:viewBox="0 0 1368 661" svg:d="M0 11c293-78 457 280 733 296l268 108 204 246 163-98">
          <text:p/>
        </draw:path>
        <draw:path draw:style-name="gr1" draw:text-style-name="P1" draw:layer="layout" svg:width="1.396cm" svg:height="0.101cm" svg:x="4.939cm" svg:y="7.443cm" svg:viewBox="0 0 1397 102" svg:d="M0 68c263-82 540 162 787-68l254 34 254 34 102 34">
          <text:p/>
        </draw:path>
        <draw:path draw:style-name="gr1" draw:text-style-name="P1" draw:layer="layout" svg:width="1.396cm" svg:height="0.278cm" svg:x="4.939cm" svg:y="7.973cm" svg:viewBox="0 0 1397 279" svg:d="M0 219c286 133 482-472 745-91l232 151 233-90 187 90">
          <text:p/>
        </draw:path>
        <draw:path draw:style-name="gr1" draw:text-style-name="P1" draw:layer="layout" svg:width="1.396cm" svg:height="0.405cm" svg:x="4.939cm" svg:y="8.55cm" svg:viewBox="0 0 1397 406" svg:d="M0 261c233 4 454-104 698 33 180 101 596 291 564-294l112 326 23 33">
          <text:p/>
        </draw:path>
        <draw:frame draw:style-name="gr2" draw:text-style-name="P2" draw:layer="layout" svg:width="2.077cm" svg:height="0.721cm" svg:x="6.364cm" svg:y="6.44cm">
          <draw:text-box>
            <text:p><text:span text:style-name="T1">Worker 0</text:span></text:p>
          </draw:text-box>
        </draw:frame>
        <draw:frame draw:style-name="gr2" draw:text-style-name="P2" draw:layer="layout" svg:width="2.077cm" svg:height="0.721cm" svg:x="6.375cm" svg:y="7.075cm">
          <draw:text-box>
            <text:p><text:span text:style-name="T1">Worker</text:span><text:span text:style-name="T1"> 1</text:span></text:p>
          </draw:text-box>
        </draw:frame>
        <draw:frame draw:style-name="gr2" draw:text-style-name="P2" draw:layer="layout" svg:width="2.077cm" svg:height="0.721cm" svg:x="6.375cm" svg:y="7.71cm">
          <draw:text-box>
            <text:p><text:span text:style-name="T1">Worker</text:span><text:span text:style-name="T1"> 2</text:span></text:p>
          </draw:text-box>
        </draw:frame>
        <draw:frame draw:style-name="gr2" draw:text-style-name="P2" draw:layer="layout" svg:width="2.077cm" svg:height="0.721cm" svg:x="6.35cm" svg:y="8.345cm">
          <draw:text-box>
            <text:p><text:span text:style-name="T1">Worker</text:span><text:span text:style-name="T1"> 3</text:span></text:p>
          </draw:text-box>
        </draw:frame>
        <draw:path draw:style-name="gr3" draw:text-style-name="P1" draw:layer="layout" svg:width="1.327cm" svg:height="0.353cm" draw:transform="skewX (-0.100356431989674) rotate (0.275762021815104) translate (8.24391987806331cm 6.76794329749853cm)" svg:viewBox="0 0 1328 354" svg:d="M0 30c351-98 694 62 977 222l318 93 33 9">
          <text:p/>
        </draw:path>
        <draw:path draw:style-name="gr3" draw:text-style-name="P1" draw:layer="layout" svg:width="1.396cm" svg:height="0.456cm" svg:x="8.255cm" svg:y="7.354cm" svg:viewBox="0 0 1397 457" svg:d="M0 93c592-460 322 984 831 32l333 158 233-126">
          <text:p/>
        </draw:path>
        <draw:path draw:style-name="gr3" draw:text-style-name="P1" draw:layer="layout" svg:width="0.422cm" svg:height="1.366cm" draw:transform="skewX (0.0567232006898157) rotate (-1.3222614413109) translate (9.54795297567114cm 7.77420713123877cm)" svg:viewBox="0 0 423 1367" svg:d="M0 1310c835 263-240-451 185-773l227-316 11-221">
          <text:p/>
        </draw:path>
        <draw:path draw:style-name="gr3" draw:text-style-name="P1" draw:layer="layout" svg:width="1.287cm" svg:height="0.614cm" draw:transform="skewX (-0.00226892802759266) rotate (0.418879020478639) translate (8.22364459212389cm 8.64051591183647cm)" svg:viewBox="0 0 1288 615" svg:d="M0 77c913-402-378 943 676 158l283 163 270 191 59 26">
          <text:p/>
        </draw:path>
        <draw:custom-shape draw:style-name="gr4" draw:text-style-name="P3" draw:layer="layout" svg:width="2.286cm" svg:height="0.762cm" draw:transform="rotate (1.5707963267949) translate (3.91cm 8.98cm)">
          <text:p text:style-name="P1"><text:span text:style-name="T2">stdi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86cm" svg:height="0.762cm" draw:transform="rotate (1.5707963267949) translate (18.06cm 8.98cm)">
          <text:p text:style-name="P1"><text:span text:style-name="T2">stdou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72cm" svg:height="2.286cm" svg:x="10.214cm" svg:y="6.7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0.608cm" svg:x="10.668cm" svg:y="7.882cm">
          <text:p text:style-name="P1"><text:span text:style-name="T1">dl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81cm" svg:height="0.608cm" svg:x="10.668cm" svg:y="7.182cm">
          <text:p text:style-name="P1"><text:span text:style-name="T1">condition vari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725cm" svg:height="0.721cm" svg:x="10.109cm" svg:y="8.357cm">
          <draw:text-box>
            <text:p><text:span text:style-name="T1">append</text:span></text:p>
          </draw:text-box>
        </draw:frame>
        <draw:frame draw:style-name="gr2" draw:text-style-name="P2" draw:layer="layout" svg:width="2.356cm" svg:height="0.721cm" svg:x="12.61cm" svg:y="8.358cm">
          <draw:text-box>
            <text:p><text:span text:style-name="T1">read/delete</text:span></text:p>
          </draw:text-box>
        </draw:frame>
        <draw:frame draw:style-name="gr2" draw:text-style-name="P2" draw:layer="layout" svg:width="1.514cm" svg:height="0.721cm" svg:x="10.11cm" svg:y="6.558cm">
          <draw:text-box>
            <text:p><text:span text:style-name="T1">signal</text:span></text:p>
          </draw:text-box>
        </draw:frame>
        <draw:frame draw:style-name="gr2" draw:text-style-name="P2" draw:layer="layout" svg:width="1.23cm" svg:height="0.721cm" svg:x="13.71cm" svg:y="6.559cm">
          <draw:text-box>
            <text:p><text:span text:style-name="T1">wait</text:span></text:p>
          </draw:text-box>
        </draw:frame>
        <draw:frame draw:style-name="gr2" draw:text-style-name="P4" draw:layer="layout" svg:width="1.679cm" svg:height="1.191cm" svg:x="15.595cm" svg:y="7.22cm">
          <draw:text-box>
            <text:p text:style-name="P1"><text:span text:style-name="T1">Output</text:span></text:p>
            <text:p text:style-name="P1"><text:span text:style-name="T1">thread</text:span></text:p>
          </draw:text-box>
        </draw:frame>
        <draw:path draw:style-name="gr3" draw:text-style-name="P1" draw:layer="layout" svg:width="1.284cm" svg:height="1.012cm" draw:transform="rotate (2.18794475030009) translate (15.6838494920371cm 7.90624698573589cm)" svg:viewBox="0 0 1285 1013" svg:d="M0 1013c878 0 1285-1013 1285-1013">
          <text:p/>
        </draw:path>
        <draw:path draw:style-name="gr3" draw:text-style-name="P1" draw:layer="layout" svg:width="2.795cm" svg:height="1.721cm" draw:transform="rotate (-0.474555023617258) translate (15.5728381172907cm 7.10432111385265cm)" svg:viewBox="0 0 2796 1722" svg:d="M0 1722c2224 0 2796-1722 2796-1722">
          <text:p/>
        </draw:path>
        <draw:path draw:style-name="gr3" draw:text-style-name="P1" draw:layer="layout" svg:width="1.561cm" svg:height="0.772cm" draw:transform="rotate (-0.313286600732982) translate (15.0242133952412cm 7.90067174015713cm)" svg:viewBox="0 0 1562 773" svg:d="M0 773c1278 0 1562-773 1562-773">
          <text:p/>
        </draw:path>
        <draw:path draw:style-name="gr1" draw:text-style-name="P1" draw:layer="layout" svg:width="1.367cm" svg:height="0.66cm" draw:transform="skewX (0.152716309549504) rotate (0.40631264986428) translate (11.536168124413cm 10.7672646652151cm)" svg:viewBox="0 0 1368 661" svg:d="M0 11c293-78 457 280 733 296l268 108 204 246 163-98">
          <text:p/>
        </draw:path>
        <draw:path draw:style-name="gr1" draw:text-style-name="P1" draw:layer="layout" svg:width="1.396cm" svg:height="0.101cm" svg:x="11.539cm" svg:y="11.473cm" svg:viewBox="0 0 1397 102" svg:d="M0 68c263-82 540 162 787-68l254 34 254 34 102 34">
          <text:p/>
        </draw:path>
        <draw:path draw:style-name="gr1" draw:text-style-name="P1" draw:layer="layout" svg:width="1.396cm" svg:height="0.278cm" svg:x="11.539cm" svg:y="12.003cm" svg:viewBox="0 0 1397 279" svg:d="M0 219c286 133 482-472 745-91l232 151 233-90 187 90">
          <text:p/>
        </draw:path>
        <draw:path draw:style-name="gr1" draw:text-style-name="P1" draw:layer="layout" svg:width="1.396cm" svg:height="0.405cm" svg:x="11.539cm" svg:y="12.58cm" svg:viewBox="0 0 1397 406" svg:d="M0 261c233 4 454-104 698 33 180 101 596 291 564-294l112 326 23 33">
          <text:p/>
        </draw:path>
        <draw:frame draw:style-name="gr2" draw:text-style-name="P2" draw:layer="layout" svg:width="2.077cm" svg:height="0.721cm" svg:x="12.964cm" svg:y="10.47cm">
          <draw:text-box>
            <text:p><text:span text:style-name="T1">Worker 0</text:span></text:p>
          </draw:text-box>
        </draw:frame>
        <draw:frame draw:style-name="gr2" draw:text-style-name="P2" draw:layer="layout" svg:width="2.077cm" svg:height="0.721cm" svg:x="12.975cm" svg:y="11.105cm">
          <draw:text-box>
            <text:p><text:span text:style-name="T1">Worker</text:span><text:span text:style-name="T1"> 1</text:span></text:p>
          </draw:text-box>
        </draw:frame>
        <draw:frame draw:style-name="gr2" draw:text-style-name="P2" draw:layer="layout" svg:width="2.077cm" svg:height="0.721cm" svg:x="12.975cm" svg:y="11.74cm">
          <draw:text-box>
            <text:p><text:span text:style-name="T1">Worker</text:span><text:span text:style-name="T1"> 2</text:span></text:p>
          </draw:text-box>
        </draw:frame>
        <draw:frame draw:style-name="gr2" draw:text-style-name="P2" draw:layer="layout" svg:width="2.077cm" svg:height="0.721cm" svg:x="12.95cm" svg:y="12.375cm">
          <draw:text-box>
            <text:p><text:span text:style-name="T1">Worker</text:span><text:span text:style-name="T1"> 3</text:span></text:p>
          </draw:text-box>
        </draw:frame>
        <draw:path draw:style-name="gr3" draw:text-style-name="P1" draw:layer="layout" svg:width="1.327cm" svg:height="0.353cm" draw:transform="skewX (-0.100356431989674) rotate (0.275762021815104) translate (14.8439198780633cm 10.7979432974985cm)" svg:viewBox="0 0 1328 354" svg:d="M0 30c351-98 694 62 977 222l318 93 33 9">
          <text:p/>
        </draw:path>
        <draw:path draw:style-name="gr3" draw:text-style-name="P1" draw:layer="layout" svg:width="1.396cm" svg:height="0.456cm" svg:x="14.855cm" svg:y="11.384cm" svg:viewBox="0 0 1397 457" svg:d="M0 93c592-460 322 984 831 32l333 158 233-126">
          <text:p/>
        </draw:path>
        <draw:path draw:style-name="gr3" draw:text-style-name="P1" draw:layer="layout" svg:width="0.422cm" svg:height="1.366cm" draw:transform="skewX (0.0567232006898157) rotate (-1.3222614413109) translate (16.1479529756711cm 11.8042071312388cm)" svg:viewBox="0 0 423 1367" svg:d="M0 1310c835 263-240-451 185-773l227-316 11-221">
          <text:p/>
        </draw:path>
        <draw:path draw:style-name="gr3" draw:text-style-name="P1" draw:layer="layout" svg:width="1.287cm" svg:height="0.614cm" draw:transform="skewX (-0.00226892802759259) rotate (0.418879020478639) translate (14.8236445921239cm 12.6705159118365cm)" svg:viewBox="0 0 1288 615" svg:d="M0 77c913-402-378 943 676 158l283 163 270 191 59 26">
          <text:p/>
        </draw:path>
        <draw:custom-shape draw:style-name="gr4" draw:text-style-name="P3" draw:layer="layout" svg:width="2.286cm" svg:height="0.762cm" draw:transform="rotate (1.5707963267949) translate (2.91cm 13.01cm)">
          <text:p text:style-name="P1"><text:span text:style-name="T2">stdi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86cm" svg:height="0.762cm" draw:transform="rotate (1.5707963267949) translate (23.66cm 13.01cm)">
          <text:p text:style-name="P1"><text:span text:style-name="T2">stdou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06cm" svg:height="2.286cm" svg:x="16.814cm" svg:y="10.7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8cm" svg:height="0.608cm" svg:x="17.268cm" svg:y="11.912cm">
          <text:p text:style-name="P1"><text:span text:style-name="T1">dl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798cm" svg:height="0.608cm" svg:x="17.268cm" svg:y="11.212cm">
          <text:p text:style-name="P1"><text:span text:style-name="T1">output co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725cm" svg:height="0.721cm" svg:x="16.709cm" svg:y="12.387cm">
          <draw:text-box>
            <text:p><text:span text:style-name="T1">append</text:span></text:p>
          </draw:text-box>
        </draw:frame>
        <draw:frame draw:style-name="gr2" draw:text-style-name="P2" draw:layer="layout" svg:width="2.356cm" svg:height="0.721cm" svg:x="18.11cm" svg:y="12.388cm">
          <draw:text-box>
            <text:p><text:span text:style-name="T1">read/delete</text:span></text:p>
          </draw:text-box>
        </draw:frame>
        <draw:frame draw:style-name="gr2" draw:text-style-name="P2" draw:layer="layout" svg:width="1.514cm" svg:height="0.721cm" svg:x="16.71cm" svg:y="10.588cm">
          <draw:text-box>
            <text:p><text:span text:style-name="T1">signal</text:span></text:p>
          </draw:text-box>
        </draw:frame>
        <draw:frame draw:style-name="gr2" draw:text-style-name="P2" draw:layer="layout" svg:width="1.23cm" svg:height="0.721cm" svg:x="19.21cm" svg:y="10.589cm">
          <draw:text-box>
            <text:p><text:span text:style-name="T1">wait</text:span></text:p>
          </draw:text-box>
        </draw:frame>
        <draw:frame draw:style-name="gr2" draw:text-style-name="P4" draw:layer="layout" svg:width="1.679cm" svg:height="1.191cm" svg:x="21.195cm" svg:y="11.25cm">
          <draw:text-box>
            <text:p text:style-name="P1"><text:span text:style-name="T1">Output</text:span></text:p>
            <text:p text:style-name="P1"><text:span text:style-name="T1">thread</text:span></text:p>
          </draw:text-box>
        </draw:frame>
        <draw:path draw:style-name="gr3" draw:text-style-name="P1" draw:layer="layout" svg:width="1.284cm" svg:height="1.012cm" draw:transform="rotate (2.18794475030009) translate (21.2838494920371cm 11.9362469857359cm)" svg:viewBox="0 0 1285 1013" svg:d="M0 1013c878 0 1285-1013 1285-1013">
          <text:p/>
        </draw:path>
        <draw:path draw:style-name="gr3" draw:text-style-name="P1" draw:layer="layout" svg:width="2.795cm" svg:height="1.721cm" draw:transform="rotate (-0.474555023617258) translate (21.1728381172907cm 11.1343211138527cm)" svg:viewBox="0 0 2796 1722" svg:d="M0 1722c2224 0 2796-1722 2796-1722">
          <text:p/>
        </draw:path>
        <draw:path draw:style-name="gr3" draw:text-style-name="P1" draw:layer="layout" svg:width="1.561cm" svg:height="0.772cm" draw:transform="rotate (-0.313286600732982) translate (20.6242133952412cm 11.9306717401571cm)" svg:viewBox="0 0 1562 773" svg:d="M0 773c1278 0 1562-773 1562-773">
          <text:p/>
        </draw:path>
        <draw:custom-shape draw:style-name="gr5" draw:text-style-name="P1" draw:layer="layout" svg:width="3.676cm" svg:height="3.645cm" svg:x="7.435cm" svg:y="10.5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29cm" svg:height="0.608cm" svg:x="7.874cm" svg:y="13.057cm">
          <text:p text:style-name="P1"><text:span text:style-name="T1">dl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929cm" svg:height="0.608cm" svg:x="7.874cm" svg:y="12.357cm">
          <text:p text:style-name="P1"><text:span text:style-name="T1">worker co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725cm" svg:height="0.721cm" svg:x="7.434cm" svg:y="13.532cm">
          <draw:text-box>
            <text:p><text:span text:style-name="T1">append</text:span></text:p>
          </draw:text-box>
        </draw:frame>
        <draw:frame draw:style-name="gr2" draw:text-style-name="P2" draw:layer="layout" svg:width="2.356cm" svg:height="0.721cm" svg:x="8.935cm" svg:y="13.533cm">
          <draw:text-box>
            <text:p><text:span text:style-name="T1">read/delete</text:span></text:p>
          </draw:text-box>
        </draw:frame>
        <draw:frame draw:style-name="gr2" draw:text-style-name="P2" draw:layer="layout" svg:width="1.514cm" svg:height="0.721cm" svg:x="7.435cm" svg:y="11.733cm">
          <draw:text-box>
            <text:p><text:span text:style-name="T1">signal</text:span></text:p>
          </draw:text-box>
        </draw:frame>
        <draw:frame draw:style-name="gr2" draw:text-style-name="P2" draw:layer="layout" svg:width="1.23cm" svg:height="0.721cm" svg:x="10.035cm" svg:y="11.734cm">
          <draw:text-box>
            <text:p><text:span text:style-name="T1">wait</text:span></text:p>
          </draw:text-box>
        </draw:frame>
        <draw:frame draw:style-name="gr2" draw:text-style-name="P4" draw:layer="layout" svg:width="1.56cm" svg:height="1.191cm" svg:x="4.795cm" svg:y="11.256cm">
          <draw:text-box>
            <text:p text:style-name="P1"><text:span text:style-name="T1">Input</text:span></text:p>
            <text:p text:style-name="P1"><text:span text:style-name="T1">thread</text:span></text:p>
          </draw:text-box>
        </draw:frame>
        <draw:path draw:style-name="gr3" draw:text-style-name="P1" draw:layer="layout" svg:width="1.3cm" svg:height="1.035cm" draw:transform="skewX (-0.0328121899374935) rotate (-2.20469991111924) translate (7.335cm 10.894cm)" svg:viewBox="0 0 1301 1036" svg:d="M1301 1036c-889 0-1301-1036-1301-1036">
          <text:p/>
        </draw:path>
        <draw:custom-shape draw:style-name="gr4" draw:text-style-name="P4" draw:layer="layout" svg:width="2.929cm" svg:height="0.608cm" svg:x="7.874cm" svg:y="11.159cm">
          <text:p text:style-name="P1"><text:span text:style-name="T1">reader co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23cm" svg:height="0.721cm" svg:x="7.435cm" svg:y="10.535cm">
          <draw:text-box>
            <text:p><text:span text:style-name="T1">wait</text:span></text:p>
          </draw:text-box>
        </draw:frame>
        <draw:frame draw:style-name="gr2" draw:text-style-name="P2" draw:layer="layout" svg:width="1.514cm" svg:height="0.721cm" svg:x="9.735cm" svg:y="10.536cm">
          <draw:text-box>
            <text:p><text:span text:style-name="T1">signal</text:span></text:p>
          </draw:text-box>
        </draw:frame>
        <draw:path draw:style-name="gr3" draw:text-style-name="P1" draw:layer="layout" svg:width="3.199cm" svg:height="2.188cm" draw:transform="rotate (2.87542994266066) translate (6.75928694686861cm 12.7796910286429cm)" svg:viewBox="0 0 3200 2189" svg:d="M0 2189c1931 0 3200-2189 3200-2189">
          <text:p/>
        </draw:path>
        <draw:path draw:style-name="gr3" draw:text-style-name="P1" draw:layer="layout" svg:width="3.534cm" svg:height="1.396cm" draw:transform="rotate (-0.242426233102012) translate (4.00746897162458cm 11.3434174927984cm)" svg:viewBox="0 0 3535 1397" svg:d="M0 1397c2116 1 3535-1397 3535-1397">
          <text:p/>
        </draw:path>
        <draw:path draw:style-name="gr3" draw:text-style-name="P1" draw:layer="layout" svg:width="3.842cm" svg:height="1.015cm" draw:transform="rotate (-0.583638101866904) translate (4.23192868396158cm 11.8521122020327cm)" svg:viewBox="0 0 3843 1016" svg:d="M0 1016c2766 0 3843-1016 3843-1016">
          <text:p/>
        </draw:path>
        <draw:path draw:style-name="gr3" draw:text-style-name="P1" draw:layer="layout" svg:width="1.291cm" svg:height="0.252cm" svg:x="3.672cm" svg:y="12.447cm" svg:viewBox="0 0 1292 253" svg:d="M0 253c1038 0 1292-253 1292-253">
          <text:p/>
        </draw:path>
        <draw:path draw:style-name="gr3" draw:text-style-name="P1" draw:layer="layout" svg:width="1.035cm" svg:height="1.302cm" draw:transform="skewX (0.17558012275063) rotate (-0.654149403647475) translate (15.0400006527689cm 7.01199940268535cm)" svg:viewBox="0 0 1036 1303" svg:d="M0 0c697-1 1036 1303 1036 1303">
          <text:p/>
        </draw:path>
        <draw:path draw:style-name="gr3" draw:text-style-name="P1" draw:layer="layout" svg:width="1.035cm" svg:height="1.302cm" draw:transform="skewX (0.175580122750629) rotate (-0.654149403647475) translate (20.6400006527689cm 11.0759994026853cm)" svg:viewBox="0 0 1036 1303" svg:d="M0 0c697-1 1036 1303 1036 1303">
          <text:p/>
        </draw:path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00:56:56.350371000</meta:creation-date>
    <dc:date>2019-04-12T13:14:09.956190000</dc:date>
    <meta:editing-duration>PT2M40S</meta:editing-duration>
    <meta:editing-cycles>4</meta:editing-cycles>
    <meta:generator>LibreOffice/4.2.8.2$MacOSX_x86 LibreOffice_project/48d50dbfc06349262c9d50868e5c1f630a573ebd</meta:generator>
    <meta:document-statistic meta:object-count="105"/>
  </office:meta>
</office:document-meta>
</file>